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AreMovieClub</text:p>
      <text:p text:style-name="Standard"/>
      <text:p text:style-name="Standard">The rules....errr, they're more like....guidelines:<text:line-break/></text:p>
      <text:list xml:id="list39168234" text:style-name="L1">
        <text:list-item>
          <text:p text:style-name="P1">The week officially runs from Friday to Friday.</text:p>
        </text:list-item>
        <text:list-item>
          <text:p text:style-name="P1">There is always a tagger, a tagee and reviewers:</text:p>
          <text:list>
            <text:list-item>
              <text:p text:style-name="P1">Tagger: The current Tagger has selected the "Movie to Post" and will announce the "Tagee" and the new "Movie to Watch" on Friday when they post their review.</text:p>
            </text:list-item>
            <text:list-item>
              <text:p text:style-name="P1">Tagee: <text:s/>The current Tagee will pick the new "Movie to Watch" for the following week.</text:p>
            </text:list-item>
            <text:list-item>
              <text:p text:style-name="P1">It is the Tagger's responsibility to communicate with the Tagee ahead of time and get his or her pick so that the Tagger can promote the Tagee and announce the pick for everyone.</text:p>
            </text:list-item>
            <text:list-item>
              <text:p text:style-name="P1">Handoff: <text:s/>If you are involved in the "Tagger/Tagee" relationship for the current week, please be extra mindful that other people (including those halfway across the globe) are depending on you for a video to be posted on Friday. <text:s/>Please do everything possible to make that happen.</text:p>
            </text:list-item>
            <text:list-item>
              <text:p text:style-name="P1">"Blind Tagging": <text:s/>Where the Tagee is unaware they are being tagged. <text:s/>This is Faux pas.</text:p>
            </text:list-item>
            <text:list-item>
              <text:p text:style-name="P1">Reviewers: <text:s/>Everyone else. <text:s/>We will wait patiently, have fun, and plot which media we will pick for everyone else to review when our time comes.</text:p>
            </text:list-item>
            <text:list-item>
              <text:p text:style-name="P1">Video Responses: If youtube hadn't taken away video responses, then you'd be encouraged to post your reviews as a response to the video of the "Tagger". <text:s/>So with this in mind, posting your review after the "Tagger" has posted his or her video will help maintain the schedule.</text:p>
            </text:list-item>
          </text:list>
        </text:list-item>
        <text:list-item>
          <text:p text:style-name="P1">There is always a "Movie to Post" and a "Movie to Watch":</text:p>
          <text:list>
            <text:list-item>
              <text:p text:style-name="P1">Movie to post: This was picked two Fridays ago. Your review should have be posted starting last Friday when the new "Movie to watch" was announced.</text:p>
            </text:list-item>
            <text:list-item>
              <text:p text:style-name="P1">Movie to watch: This was announced last Friday. <text:s/>Watch and film your review so you can post it this upcoming Friday.</text:p>
            </text:list-item>
          </text:list>
        </text:list-item>
        <text:list-item>
          <text:p text:style-name="P1">Rotation: <text:s/>Every week a different movie clubber should get to pick something for us to watch.</text:p>
          <text:list>
            <text:list-item>
              <text:p text:style-name="P1">As interest in WeAreMovieClub grows, there will be a lot of people: be patient and have your pick ready.</text:p>
            </text:list-item>
            <text:list-item>
              <text:p text:style-name="P1">Movie Clubber: Anyone that has done a #WeAreMovieClub review is eligible. <text:s/>Please have a new Movie Clubber post for the previous week (your pick) if you plan on tagging them.</text:p>
            </text:list-item>
            <text:list-item>
              <text:p text:style-name="P1">Any Movie Clubber that has not yet picked a movie is eligible.</text:p>
            </text:list-item>
            <text:list-item>
              <text:p text:style-name="P1">If all (apparently) available Movie Clubbers have made a selection (a Tweet asking as much with a 24 hour sit time should be sufficient), then Movie Clubbers with a lower number of selections should be considered first.</text:p>
            </text:list-item>
          </text:list>
        </text:list-item>
        <text:list-item>
          <text:p text:style-name="P1">Selection: <text:s/>Everyone should be able to watch the movie.</text:p>
          <text:list>
            <text:list-item>
              <text:p text:style-name="P1">While it is noted that we are a Netflix centric community, you're encouraged to find other worthwhile sources.</text:p>
            </text:list-item>
            <text:list-item>
              <text:p text:style-name="P1">It is the Tagee's resonpsibility to ensure that they pick a movie everyone can review:</text:p>
              <text:list>
                <text:list-item>
                  <text:p text:style-name="P1">Available on Netflix being the exception.</text:p>
                </text:list-item>
                <text:list-item>
                  <text:p text:style-name="P1">The Tagee is responsibility for supplying the link to a streaming source for the movie otherwise.</text:p>
                </text:list-item>
                <text:list-item>
                  <text:p text:style-name="P1">"Sign up for" *paysite here* is not appropriate instruction.</text:p>
                </text:list-item>
                <text:list-item>
                  <text:p text:style-name="P1">"Pick up at" *rental place* is not appropriate instruction.</text:p>
                </text:list-item>
              </text:list>
            </text:list-item>
            <text:list-item>
              <text:p text:style-name="P1">Do not pick "Adult" rated titles. i.e. Porn / hentai</text:p>
            </text:list-item>
            <text:list-item>
              <text:p text:style-name="P1">Pick a movie that's important to you, that you can't believe we haven't see and can't wait to share with the rest of us.</text:p>
              <text:p text:style-name="P1"/>
            </text:list-item>
          </text:list>
        </text:list-item>
        <text:list-item>
          <text:p text:style-name="P1"><text:soft-page-break/>Promotion: <text:s/>It is important for everyone and WeAreMovieClub that we share our audiences where possible:</text:p>
          <text:list>
            <text:list-item>
              <text:p text:style-name="P1">Please do what you can to promote #WeAreMovieClub when possible.</text:p>
            </text:list-item>
            <text:list-item>
              <text:p text:style-name="P1">Whenever possible, please promote one another in general.</text:p>
            </text:list-item>
            <text:list-item>
              <text:p text:style-name="P1">If the information is available, please take the time to link to the channel or specific video of the tagger (person who picked the video your are reviewing) and tagee (person who picked the next video) at least in the description if not as an annotation in the video.</text:p>
            </text:list-item>
            <text:list-item>
              <text:p text:style-name="P1">Format: <text:s/>Tagger (current pick) stage left, Tagee (next pick) stage right.</text:p>
            </text:list-item>
          </text:list>
        </text:list-item>
        <text:list-item>
          <text:p text:style-name="P1">Social media: <text:s/>This is, unfortunately, a multi-platform social media group, WeAreMovieClub uses the following social medias:</text:p>
          <text:list>
            <text:list-item>
              <text:p text:style-name="P1">Youtube: Video Hosting. <text:s/>Please search #WeAreMovieClub weekly to keep eyes on activities: specifically from new members.</text:p>
            </text:list-item>
            <text:list-item>
              <text:p text:style-name="P1">Google+: Live streaming via Hangout (hosted on Youtube)</text:p>
            </text:list-item>
            <text:list-item>
              <text:p text:style-name="P1">Twitter: <text:s/>This seems to be the easiest way to track and communicate based on #WeAreMovieClub. <text:s/>Please search it weekly to keep eyes on activities, especially new members.</text:p>
            </text:list-item>
            <text:list-item>
              <text:p text:style-name="P1">Tumblr: <text:s/>This will be our "home" so that we have one place to which we can refer people to find information on WeAreMovieClub. <text:s/>Nina will be your Tumblr Queen for the forseeable future, please contact her @dftbadarling via Twitter.</text:p>
            </text:list-item>
            <text:list-item>
              <text:p text:style-name="P1">Website: <text:s/>If anyone knows someone or has the knowledge / capability to design, build, host, and/or maintain a site complete with logins for us, please put the information out there.</text:p>
            </text:list-item>
          </text:list>
        </text:list-item>
        <text:list-item>
          <text:p text:style-name="P1">Live streams: <text:s/>WeAreMovieClub regular live events are as follows (for the forseeable future):</text:p>
          <text:list>
            <text:list-item>
              <text:p text:style-name="P1">Google Hangout: Sat 2200-0100 GMT, moderated by @Kamurai25, please be available up to a half hour before the hangout goes live.</text:p>
            </text:list-item>
            <text:list-item>
              <text:p text:style-name="P1">Google Hangout: Tue 2400-0200 GMT, moderated by @Kamurai25, please be available up to a half hour before the hangout goes liv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1M36S</meta:editing-duration>
    <meta:editing-cycles>6</meta:editing-cycles>
    <meta:generator>OpenOffice.org/3.3$Win32 OpenOffice.org_project/330m20$Build-9567</meta:generator>
    <dc:date>2013-12-12T19:17:33.39</dc:date>
    <meta:document-statistic meta:table-count="0" meta:image-count="0" meta:object-count="0" meta:page-count="2" meta:paragraph-count="42" meta:word-count="846" meta:character-count="4891"/>
    <meta:user-defined meta:name="Info 1"/>
    <meta:user-defined meta:name="Info 2"/>
    <meta:user-defined meta:name="Info 3"/>
    <meta:user-defined meta:name="Info 4"/>
  </office:meta>
</office:document-meta>
</file>